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1pt"/>
    </style:style>
    <style:style style:name="co2" style:family="table-column">
      <style:table-column-properties fo:break-before="auto" style:column-width="174.36pt"/>
    </style:style>
    <style:style style:name="co3" style:family="table-column">
      <style:table-column-properties fo:break-before="auto" style:column-width="173.79pt"/>
    </style:style>
    <style:style style:name="co4" style:family="table-column">
      <style:table-column-properties fo:break-before="auto" style:column-width="157.8pt"/>
    </style:style>
    <style:style style:name="co5" style:family="table-column">
      <style:table-column-properties fo:break-before="auto" style:column-width="206.36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166.2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/>
      <table:table table:name="ESP32-DevKit-Lipo_Rev_D-BOM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or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0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9,R3,R4,R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,R6,R13,R1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5,R16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0nF/10V/10%/X7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5,C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uF/10V/1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7uF/6.3V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6,C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1,C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5,D4,D1,D2,D6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T54C(SOT23-3)</text:p>
          </table:table-cell>
          <table:table-cell office:value-type="string" calcext:value-type="string">
            <text:p>SOT23-3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ARGING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C817-40(SOT2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Q3,Q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PM2015-3/TR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340X(MSOP-10)</text:p>
          </table:table-cell>
          <table:table-cell office:value-type="string" calcext:value-type="string">
            <text:p>MSOP-10_Pitch-0.5mm</text:p>
            <text:p>_3.00x3.00x1.00mm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WROOM-32D-4MB</text:p>
          </table:table-cell>
          <table:table-cell office:value-type="string" calcext:value-type="string">
            <text:p>ESP32-WROVER_MODULE</text:p>
          </table:table-cell>
          <table:table-cell office:value-type="string" calcext:value-type="string">
            <text:p>U5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X6211A332MR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UAR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N1x19</text:p>
          </table:table-cell>
          <table:table-cell office:value-type="string" calcext:value-type="string">
            <text:p>EXT1,EXT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T-1185AU2-160G-G-TR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RST1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BAT_PWR_E1,BAT_SENS_E1,</text:p>
            <text:p>PWR_SENS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7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3-10-02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2">00/00/0000</text:date>, <text:time style:data-style-name="N2" text:time-value="16:01:08.0351399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0-02T16:01:25.600328501</dc:date>
    <meta:editing-duration>PT7M43S</meta:editing-duration>
    <meta:editing-cycles>19</meta:editing-cycles>
    <meta:generator>LibreOffice/5.1.6.2$Linux_X86_64 LibreOffice_project/10m0$Build-2</meta:generator>
    <meta:document-statistic meta:table-count="1" meta:cell-count="104" meta:object-count="0"/>
  </office:meta>
</office:document-meta>
</file>